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d r</text:p>
          </table:table-cell>
          <table:table-cell office:value-type="string" calcext:value-type="string">
            <text:p>added 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+r</text:p>
          </table:table-cell>
          <table:table-cell office:value-type="string" calcext:value-type="string">
            <text:p>y+r</text:p>
          </table:table-cell>
          <table:table-cell office:value-type="string" calcext:value-type="string">
            <text:p>r+r</text:p>
          </table:table-cell>
          <table:table-cell table:number-columns-repeated="1015"/>
        </table:table-row>
        <table:table-row table:style-name="ro1">
          <table:table-cell office:value-type="float" office:value="22.5" calcext:value-type="float">
            <text:p>22.5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formula="of:=([.B3]+[.B4])/2" office:value-type="float" office:value="1.1875" calcext:value-type="float">
            <text:p>1.188</text:p>
          </table:table-cell>
          <table:table-cell office:value-type="float" office:value="0" calcext:value-type="float">
            <text:p>0.000</text:p>
          </table:table-cell>
          <table:table-cell table:formula="of:=[.C3]*COS(([.D3]+[.A$2])*3.1415926/180)" office:value-type="float" office:value="1.0971069479013" calcext:value-type="float">
            <text:p>1.097</text:p>
          </table:table-cell>
          <table:table-cell table:formula="of:=[.C3]*SIN(([.D3]+[.A$2])*3.1415926/180)" office:value-type="float" office:value="0.454436568584327" calcext:value-type="float">
            <text:p>0.454</text:p>
          </table:table-cell>
          <table:table-cell table:formula="of:=[.E3]+[.$B$7]" office:value-type="float" office:value="10.5971069479013" calcext:value-type="float">
            <text:p>10.597</text:p>
          </table:table-cell>
          <table:table-cell table:formula="of:=[.F3]+[.$B$7]" office:value-type="float" office:value="9.95443656858433" calcext:value-type="float">
            <text:p>9.954</text:p>
          </table:table-cell>
          <table:table-cell table:formula="of:=[.B3]+[.$B$7]" office:value-type="float" office:value="9.5" calcext:value-type="float">
            <text:p>9.500</text:p>
          </table:table-cell>
          <table:table-cell table:number-columns-repeated="1015"/>
        </table:table-row>
        <table:table-row table:style-name="ro1">
          <table:table-cell/>
          <table:table-cell table:formula="of:=[.B7]/4" office:value-type="float" office:value="2.375" calcext:value-type="float">
            <text:p>2.375</text:p>
          </table:table-cell>
          <table:table-cell table:formula="of:=([.B4]+[.B5])/2" office:value-type="float" office:value="3.5625" calcext:value-type="float">
            <text:p>3.563</text:p>
          </table:table-cell>
          <table:table-cell office:value-type="float" office:value="90" calcext:value-type="float">
            <text:p>90.000</text:p>
          </table:table-cell>
          <table:table-cell table:formula="of:=[.C4]*COS(([.D4]+[.A$2])*3.1415926/180)" office:value-type="float" office:value="-1.36330961756238" calcext:value-type="float">
            <text:p>-1.363</text:p>
          </table:table-cell>
          <table:table-cell table:formula="of:=[.C4]*SIN(([.D4]+[.A$2])*3.1415926/180)" office:value-type="float" office:value="3.29132088023364" calcext:value-type="float">
            <text:p>3.291</text:p>
          </table:table-cell>
          <table:table-cell table:formula="of:=[.E4]+[.$B$7]" office:value-type="float" office:value="8.13669038243762" calcext:value-type="float">
            <text:p>8.137</text:p>
          </table:table-cell>
          <table:table-cell table:formula="of:=[.F4]+[.$B$7]" office:value-type="float" office:value="12.7913208802336" calcext:value-type="float">
            <text:p>12.791</text:p>
          </table:table-cell>
          <table:table-cell table:formula="of:=[.B4]+[.$B$7]" office:value-type="float" office:value="11.875" calcext:value-type="float">
            <text:p>11.875</text:p>
          </table:table-cell>
          <table:table-cell table:number-columns-repeated="1015"/>
        </table:table-row>
        <table:table-row table:style-name="ro1">
          <table:table-cell/>
          <table:table-cell table:formula="of:=[.B7]/2" office:value-type="float" office:value="4.75" calcext:value-type="float">
            <text:p>4.750</text:p>
          </table:table-cell>
          <table:table-cell table:formula="of:=([.B5]+[.B6])/2" office:value-type="float" office:value="5.9375" calcext:value-type="float">
            <text:p>5.938</text:p>
          </table:table-cell>
          <table:table-cell office:value-type="float" office:value="180" calcext:value-type="float">
            <text:p>180.000</text:p>
          </table:table-cell>
          <table:table-cell table:formula="of:=[.C5]*COS(([.D5]+[.A$2])*3.1415926/180)" office:value-type="float" office:value="-5.48553486127229" calcext:value-type="float">
            <text:p>-5.486</text:p>
          </table:table-cell>
          <table:table-cell table:formula="of:=[.C5]*SIN(([.D5]+[.A$2])*3.1415926/180)" office:value-type="float" office:value="-2.27218254895296" calcext:value-type="float">
            <text:p>-2.272</text:p>
          </table:table-cell>
          <table:table-cell table:formula="of:=[.E5]+[.$B$7]" office:value-type="float" office:value="4.01446513872771" calcext:value-type="float">
            <text:p>4.014</text:p>
          </table:table-cell>
          <table:table-cell table:formula="of:=[.F5]+[.$B$7]" office:value-type="float" office:value="7.22781745104704" calcext:value-type="float">
            <text:p>7.228</text:p>
          </table:table-cell>
          <table:table-cell table:formula="of:=[.B5]+[.$B$7]" office:value-type="float" office:value="14.25" calcext:value-type="float">
            <text:p>14.250</text:p>
          </table:table-cell>
          <table:table-cell table:number-columns-repeated="1015"/>
        </table:table-row>
        <table:table-row table:style-name="ro1">
          <table:table-cell/>
          <table:table-cell table:formula="of:=[.B7]*3/4" office:value-type="float" office:value="7.125" calcext:value-type="float">
            <text:p>7.125</text:p>
          </table:table-cell>
          <table:table-cell table:formula="of:=([.B6]+[.B7])/2" office:value-type="float" office:value="8.3125" calcext:value-type="float">
            <text:p>8.313</text:p>
          </table:table-cell>
          <table:table-cell office:value-type="float" office:value="270" calcext:value-type="float">
            <text:p>270.000</text:p>
          </table:table-cell>
          <table:table-cell table:formula="of:=[.C6]*COS(([.D6]+[.A$2])*3.1415926/180)" office:value-type="float" office:value="3.18105536275607" calcext:value-type="float">
            <text:p>3.181</text:p>
          </table:table-cell>
          <table:table-cell table:formula="of:=[.C6]*SIN(([.D6]+[.A$2])*3.1415926/180)" office:value-type="float" office:value="-7.67974889101726" calcext:value-type="float">
            <text:p>-7.680</text:p>
          </table:table-cell>
          <table:table-cell table:formula="of:=[.E6]+[.$B$7]" office:value-type="float" office:value="12.6810553627561" calcext:value-type="float">
            <text:p>12.681</text:p>
          </table:table-cell>
          <table:table-cell table:formula="of:=[.F6]+[.$B$7]" office:value-type="float" office:value="1.82025110898274" calcext:value-type="float">
            <text:p>1.820</text:p>
          </table:table-cell>
          <table:table-cell table:formula="of:=[.B6]+[.$B$7]" office:value-type="float" office:value="16.625" calcext:value-type="float">
            <text:p>16.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r:</text:p>
          </table:table-cell>
          <table:table-cell office:value-type="float" office:value="9.5" calcext:value-type="float">
            <text:p>9.50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4:41:41.930592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1:30:01.078722926</meta:creation-date>
    <dc:date>2020-01-07T15:41:46.703975907</dc:date>
    <meta:editing-duration>PT1H4M36S</meta:editing-duration>
    <meta:editing-cycles>11</meta:editing-cycles>
    <meta:generator>LibreOffice/6.0.7.3$Linux_X86_64 LibreOffice_project/00m0$Build-3</meta:generator>
    <meta:document-statistic meta:table-count="1" meta:cell-count="44" meta:object-count="0"/>
  </office:meta>
</office:document-meta>
</file>